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cm" fo:min-width="7.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cm" fo:min-width="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5cm" fo:min-width="0cm"/>
    </style:style>
    <style:style style:name="gr6" style:family="graphic" style:parent-style-name="standard">
      <style:graphic-properties svg:stroke-color="#666666" draw:fill-color="#ff4000" draw:textarea-horizontal-align="justify" draw:textarea-vertical-align="middle" draw:auto-grow-height="false" fo:min-height="0.103cm" fo:min-width="0cm"/>
    </style:style>
    <style:style style:name="gr7" style:family="graphic" style:parent-style-name="standard">
      <style:graphic-properties svg:stroke-color="#666666" draw:fill-color="#ff0000" draw:textarea-horizontal-align="justify" draw:textarea-vertical-align="middle" draw:auto-grow-height="false" fo:min-height="0.103cm" fo:min-width="0cm"/>
    </style:style>
    <style:style style:name="gr8" style:family="graphic" style:parent-style-name="standard">
      <style:graphic-properties draw:stroke="none" svg:stroke-color="#000000" draw:fill="none" draw:fill-color="#ffffff" fo:min-height="3.305cm"/>
      <style:paragraph-properties style:writing-mode="lr-tb"/>
    </style:style>
    <style:style style:name="gr9" style:family="graphic" style:parent-style-name="standard">
      <style:graphic-properties svg:stroke-color="#666666" draw:fill-color="#808080" draw:textarea-horizontal-align="justify" draw:textarea-vertical-align="middle" draw:auto-grow-height="false" fo:min-height="0.103cm" fo:min-width="0cm"/>
    </style:style>
    <style:style style:name="gr10" style:family="graphic" style:parent-style-name="standard">
      <style:graphic-properties svg:stroke-color="#666666" draw:fill-color="#ff8000" draw:textarea-horizontal-align="justify" draw:textarea-vertical-align="middle" draw:auto-grow-height="false" fo:min-height="0.103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5cm" fo:min-width="0cm"/>
    </style:style>
    <style:style style:name="gr13" style:family="graphic" style:parent-style-name="standard">
      <style:graphic-properties svg:stroke-color="#666666" draw:fill-color="#81d41a" draw:textarea-horizontal-align="justify" draw:textarea-vertical-align="middle" draw:auto-grow-height="false" fo:min-height="0.103cm" fo:min-width="0cm"/>
    </style:style>
    <style:style style:name="gr14" style:family="graphic" style:parent-style-name="standard">
      <style:graphic-properties draw:stroke="none" svg:stroke-color="#000000" draw:fill="none" draw:fill-color="#ffffff" fo:min-height="2.16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2.25cm" fo:min-width="7.5cm"/>
    </style:style>
    <style:style style:name="gr18" style:family="graphic" style:parent-style-name="standard">
      <style:graphic-properties draw:textarea-horizontal-align="justify" draw:textarea-vertical-align="middle" draw:auto-grow-height="false" fo:min-height="2.25cm" fo:min-width="5.25cm"/>
    </style:style>
    <style:style style:name="gr19" style:family="graphic" style:parent-style-name="objectwithoutfill">
      <style:graphic-properties draw:marker-end="Arrowheads_20_5" draw:marker-end-width="0.3cm" draw:fill="none" draw:textarea-vertical-align="middle"/>
    </style:style>
    <style:style style:name="gr20" style:family="graphic" style:parent-style-name="standard">
      <style:graphic-properties draw:textarea-horizontal-align="justify" draw:textarea-vertical-align="middle" draw:auto-grow-height="false" fo:min-height="0.25cm" fo:min-width="0.75cm"/>
      <style:paragraph-properties style:writing-mode="lr-tb"/>
    </style:style>
    <style:style style:name="gr21" style:family="graphic" style:parent-style-name="objectwithoutfill">
      <style:graphic-properties draw:marker-end="Arrowheads_20_6" draw:marker-end-width="0.3cm" draw:fill="none" draw:textarea-vertical-align="middle"/>
    </style:style>
    <style:style style:name="gr22" style:family="graphic" style:parent-style-name="objectwithoutfill">
      <style:graphic-properties draw:marker-end="Arrowheads_20_7" draw:marker-end-width="0.3cm" draw:fill="none" draw:textarea-vertical-align="middle"/>
    </style:style>
    <style:style style:name="gr23" style:family="graphic" style:parent-style-name="objectwithoutfill">
      <style:graphic-properties draw:marker-end="Arrowheads_20_8" draw:marker-end-width="0.3cm" draw:fill="none" draw:textarea-vertical-align="middle"/>
    </style:style>
    <style:style style:name="gr24" style:family="graphic" style:parent-style-name="objectwithoutfill">
      <style:graphic-properties draw:marker-end="Arrowheads_20_9" draw:marker-end-width="0.3cm" draw:fill="none" draw:textarea-vertical-align="middle"/>
    </style:style>
    <style:style style:name="gr25" style:family="graphic" style:parent-style-name="objectwithoutfill">
      <style:graphic-properties draw:marker-end="Arrowheads_20_10" draw:marker-end-width="0.3cm" draw:fill="none" draw:textarea-vertical-align="middle"/>
    </style:style>
    <style:style style:name="gr26" style:family="graphic" style:parent-style-name="objectwithoutfill">
      <style:graphic-properties draw:marker-end="Arrowheads_20_11" draw:marker-end-width="0.3cm" draw:fill="none" draw:textarea-vertical-align="middle"/>
    </style:style>
    <style:style style:name="gr27" style:family="graphic" style:parent-style-name="standard">
      <style:graphic-properties draw:textarea-horizontal-align="justify" draw:textarea-vertical-align="middle" draw:auto-grow-height="false" fo:min-height="0.5cm" fo:min-width="7.5cm"/>
      <style:paragraph-properties style:writing-mode="lr-tb"/>
    </style:style>
    <style:style style:name="gr28" style:family="graphic" style:parent-style-name="objectwithoutfill">
      <style:graphic-properties draw:marker-end="Arrowheads_20_12" draw:marker-end-width="0.3cm" draw:fill="none" draw:textarea-vertical-align="middle"/>
    </style:style>
    <style:style style:name="gr29" style:family="graphic" style:parent-style-name="objectwithoutfill">
      <style:graphic-properties draw:marker-end="Arrowheads_20_13" draw:marker-end-width="0.3cm" draw:fill="none" draw:textarea-vertical-align="middle"/>
    </style:style>
    <style:style style:name="gr30" style:family="graphic" style:parent-style-name="objectwithoutfill">
      <style:graphic-properties draw:marker-end="Arrowheads_20_14" draw:marker-end-width="0.3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fo:min-height="0.365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0.25cm" fo:min-width="0.25cm"/>
    </style:style>
    <style:style style:name="gr33" style:family="graphic" style:parent-style-name="objectwithoutfill">
      <style:graphic-properties draw:marker-end="Arrowheads_20_15" draw:marker-end-width="0.3cm" draw:fill="none" draw:textarea-vertical-align="middle"/>
    </style:style>
    <style:style style:name="gr34" style:family="graphic" style:parent-style-name="objectwithoutfill">
      <style:graphic-properties draw:marker-end="Arrowheads_20_16" draw:marker-end-width="0.3cm" draw:fill="none" draw:textarea-vertical-align="middle"/>
    </style:style>
    <style:style style:name="gr35" style:family="graphic" style:parent-style-name="objectwithoutfill">
      <style:graphic-properties draw:marker-end="Arrowheads_20_17" draw:marker-end-width="0.3cm" draw:fill="none" draw:textarea-vertical-align="middle"/>
    </style:style>
    <style:style style:name="gr36" style:family="graphic" style:parent-style-name="objectwithoutfill">
      <style:graphic-properties draw:marker-end="Arrowheads_20_18" draw:marker-end-width="0.3cm" draw:fill="none" draw:textarea-vertical-align="middle"/>
    </style:style>
    <style:style style:name="gr37" style:family="graphic" style:parent-style-name="objectwithoutfill">
      <style:graphic-properties draw:marker-end="Arrowheads_20_19" draw:marker-end-width="0.3cm" draw:fill="none" draw:textarea-vertical-align="middle"/>
    </style:style>
    <style:style style:name="gr38" style:family="graphic" style:parent-style-name="objectwithoutfill">
      <style:graphic-properties draw:marker-end="Arrowheads_20_20" draw:marker-end-width="0.3cm" draw:fill="none" draw:textarea-vertical-align="middle"/>
    </style:style>
    <style:style style:name="gr39" style:family="graphic" style:parent-style-name="objectwithoutfill">
      <style:graphic-properties draw:marker-end="Arrowheads_20_21" draw:marker-end-width="0.3cm" draw:fill="none" draw:textarea-vertical-align="middle"/>
    </style:style>
    <style:style style:name="gr40" style:family="graphic" style:parent-style-name="objectwithoutfill">
      <style:graphic-properties draw:marker-end="Arrowheads_20_22" draw:marker-end-width="0.3cm" draw:fill="none" draw:textarea-vertical-align="middle"/>
    </style:style>
    <style:style style:name="gr41" style:family="graphic" style:parent-style-name="objectwithoutfill">
      <style:graphic-properties draw:marker-end="Arrowheads_20_23" draw:marker-end-width="0.3cm" draw:fill="none" draw:textarea-vertical-align="middle"/>
    </style:style>
    <style:style style:name="gr42" style:family="graphic" style:parent-style-name="standard">
      <style:graphic-properties draw:stroke="none" svg:stroke-color="#000000" draw:fill="none" draw:fill-color="#ffffff" fo:min-height="0.865cm"/>
      <style:paragraph-properties style:writing-mode="lr-tb"/>
    </style:style>
    <style:style style:name="gr43" style:family="graphic" style:parent-style-name="objectwithoutfill">
      <style:graphic-properties draw:marker-end="Arrowheads_20_24" draw:marker-end-width="0.3cm" draw:fill="none" draw:textarea-vertical-align="middle"/>
    </style:style>
    <style:style style:name="gr44" style:family="graphic" style:parent-style-name="objectwithoutfill">
      <style:graphic-properties draw:marker-end="Arrowheads_20_25" draw:marker-end-width="0.3cm" draw:fill="none" draw:textarea-vertical-align="middl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cm"/>
      <style:paragraph-properties style:writing-mode="lr-tb"/>
    </style:style>
    <style:style style:name="gr46" style:family="graphic" style:parent-style-name="objectwithoutfill">
      <style:graphic-properties draw:marker-end="Arrowheads_20_26" draw:marker-end-width="0.3cm" draw:fill="none" draw:textarea-vertical-align="middle"/>
    </style:style>
    <style:style style:name="gr47" style:family="graphic" style:parent-style-name="objectwithoutfill">
      <style:graphic-properties draw:marker-end="Arrowheads_20_27" draw:marker-end-width="0.3cm" draw:fill="none" draw:textarea-vertical-align="middle"/>
    </style:style>
    <style:style style:name="gr48" style:family="graphic" style:parent-style-name="objectwithoutfill">
      <style:graphic-properties draw:marker-end="Arrowheads_20_28" draw:marker-end-width="0.3cm" draw:fill="none" draw:textarea-vertical-align="middle"/>
    </style:style>
    <style:style style:name="gr49" style:family="graphic" style:parent-style-name="objectwithoutfill">
      <style:graphic-properties draw:marker-end="Arrowheads_20_29" draw:marker-end-width="0.3cm" draw:fill="none" draw:textarea-vertical-align="middl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text-properties fo:font-size="11pt" style:font-size-asian="11pt" style:font-size-complex="11pt"/>
    </style:style>
    <style:style style:name="P3" style:family="paragraph">
      <loext:graphic-properties draw:fill="none" draw:fill-color="#ffffff"/>
      <style:text-properties fo:font-size="11pt" style:font-size-asian="11pt" style:font-size-complex="11pt"/>
    </style:style>
    <style:style style:name="P4" style:family="paragraph">
      <style:paragraph-properties fo:text-align="center"/>
    </style:style>
    <style:style style:name="P5" style:family="paragraph">
      <loext:graphic-properties draw:fill-color="#ff4000"/>
      <style:paragraph-properties fo:text-align="center"/>
    </style:style>
    <style:style style:name="P6" style:family="paragraph">
      <loext:graphic-properties draw:fill-color="#ff0000"/>
      <style:paragraph-properties fo:text-align="center"/>
    </style:style>
    <style:style style:name="P7" style:family="paragraph">
      <style:text-properties fo:font-size="9pt" style:font-size-asian="9pt" style:font-size-complex="9pt"/>
    </style:style>
    <style:style style:name="P8" style:family="paragraph">
      <loext:graphic-properties draw:fill="none" draw:fill-color="#ffffff"/>
      <style:text-properties fo:font-size="9pt" style:font-size-asian="9pt" style:font-size-complex="9pt"/>
    </style:style>
    <style:style style:name="P9" style:family="paragraph">
      <loext:graphic-properties draw:fill-color="#808080"/>
      <style:paragraph-properties fo:text-align="center"/>
    </style:style>
    <style:style style:name="P10" style:family="paragraph">
      <loext:graphic-properties draw:fill-color="#ff8000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81d41a"/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cm" svg:height="1.25cm" svg:x="2cm" svg:y="11.75cm">
          <text:p text:style-name="P1"><text:span text:style-name="T1">A partly submerged...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5cm" svg:height="1.25cm" svg:x="15.5cm" svg:y="11.75cm">
          <text:p text:style-name="P1"><text:span text:style-name="T1">How are glacier..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5cm" svg:height="0.683cm" svg:x="2cm" svg:y="13cm">
          <draw:text-box>
            <text:p text:style-name="P2"><text:span text:style-name="T2">Documents</text:span></text:p>
          </draw:text-box>
        </draw:frame>
        <draw:frame draw:style-name="gr4" draw:text-style-name="P3" draw:layer="layout" svg:width="4cm" svg:height="0.75cm" svg:x="15.5cm" svg:y="13cm">
          <draw:text-box>
            <text:p text:style-name="P2"><text:span text:style-name="T2">Questions</text:span></text:p>
          </draw:text-box>
        </draw:frame>
        <draw:custom-shape draw:style-name="gr5" draw:text-style-name="P4" draw:layer="layout" svg:width="0.5cm" svg:height="2.75cm" svg:x="3.75cm" svg:y="8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5cm" svg:height="0.499cm" svg:x="3.75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99cm" svg:height="0.499cm" svg:x="3.751cm" svg:y="9.25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8" draw:text-style-name="P8" draw:layer="layout" svg:width="2.75cm" svg:height="3.555cm" svg:x="1.25cm" svg:y="8.445cm">
          <draw:text-box>
            <text:p text:style-name="P7"><text:span text:style-name="T2"><text:s text:c="4"/></text:span><text:span text:style-name="T2">Glove100</text:span></text:p>
            <text:p text:style-name="P7"><text:span text:style-name="T3"/></text:p>
            <text:p text:style-name="P7"><text:span text:style-name="T2"><text:s text:c="11"/></text:span><text:span text:style-name="T2">NER</text:span></text:p>
            <text:p text:style-name="P7"><text:span text:style-name="T2"><text:s text:c="11"/></text:span><text:span text:style-name="T2">POS</text:span></text:p>
            <text:p text:style-name="P7"><text:span text:style-name="T2">Wordmatch</text:span></text:p>
            <text:p text:style-name="P7"><text:span text:style-name="T2"><text:s text:c="12"/></text:span><text:span text:style-name="T2">tfidf</text:span></text:p>
          </draw:text-box>
        </draw:frame>
        <draw:custom-shape draw:style-name="gr9" draw:text-style-name="P9" draw:layer="layout" svg:width="0.499cm" svg:height="0.499cm" svg:x="3.751cm" svg:y="9.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9" draw:layer="layout" svg:width="0.499cm" svg:height="0.499cm" svg:x="3.751cm" svg:y="10.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9" draw:layer="layout" svg:width="0.499cm" svg:height="0.499cm" svg:x="3.751cm" svg:y="10.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5cm" svg:height="2.75cm" svg:x="6.5cm" svg:y="8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0.5cm" svg:height="0.499cm" svg:x="6.5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99cm" svg:height="0.499cm" svg:x="6.501cm" svg:y="9.25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5cm" svg:height="2.75cm" svg:x="9.25cm" svg:y="8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0.5cm" svg:height="0.499cm" svg:x="9.25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99cm" svg:height="0.499cm" svg:x="9.251cm" svg:y="9.25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1" draw:text-style-name="P11" draw:layer="layout" svg:width="1.035cm" svg:height="0.962cm" svg:x="7.715cm" svg:y="9.038cm">
          <draw:text-box>
            <text:p>...</text:p>
          </draw:text-box>
        </draw:frame>
        <draw:custom-shape draw:style-name="gr12" draw:text-style-name="P4" draw:layer="layout" svg:width="0.5cm" svg:height="1.75cm" svg:x="15.75cm" svg:y="9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0.5cm" svg:height="0.499cm" svg:x="15.75cm" svg:y="9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499cm" svg:height="0.499cm" svg:x="15.751cm" svg:y="10.0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2" draw:layer="layout" svg:width="0.499cm" svg:height="0.499cm" svg:x="15.751cm" svg:y="10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4" draw:text-style-name="P3" draw:layer="layout" svg:width="2.25cm" svg:height="2.411cm" svg:x="13.75cm" svg:y="9.089cm">
          <draw:text-box>
            <text:p text:style-name="P2"><text:span text:style-name="T2">Glove100</text:span></text:p>
            <text:p text:style-name="P2"><text:span text:style-name="T2"/></text:p>
            <text:p text:style-name="P2"><text:span text:style-name="T2"><text:s text:c="7"/></text:span><text:span text:style-name="T2">NER</text:span></text:p>
            <text:p text:style-name="P2"><text:span text:style-name="T2"><text:s text:c="7"/></text:span><text:span text:style-name="T2">POS</text:span></text:p>
          </draw:text-box>
        </draw:frame>
        <draw:frame draw:style-name="gr15" draw:text-style-name="P11" draw:layer="layout" svg:width="1.25cm" svg:height="0.962cm" svg:x="17.25cm" svg:y="9.288cm">
          <draw:text-box>
            <text:p>...</text:p>
          </draw:text-box>
        </draw:frame>
        <draw:frame draw:style-name="gr16" draw:text-style-name="P3" draw:layer="layout" svg:width="2cm" svg:height="1.75cm" svg:x="1.25cm" svg:y="6cm">
          <draw:text-box>
            <text:p text:style-name="P2"><text:span text:style-name="T2">GRU </text:span></text:p>
            <text:p text:style-name="P2"><text:span text:style-name="T2">2 layers</text:span></text:p>
          </draw:text-box>
        </draw:frame>
        <draw:custom-shape draw:style-name="gr17" draw:text-style-name="P4" draw:layer="layout" svg:width="8cm" svg:height="2.5cm" svg:x="3.25cm" svg:y="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75cm" svg:height="2.5cm" svg:x="13.75cm" svg:y="5cm">
          <text:p/>
          <draw:enhanced-geometry svg:viewBox="0 0 21600 21600" draw:type="rectangle" draw:enhanced-path="M 0 0 L 21600 0 21600 21600 0 21600 0 0 Z N"/>
        </draw:custom-shape>
        <draw:line draw:style-name="gr19" draw:text-style-name="P13" draw:layer="layout" svg:x1="4cm" svg:y1="8.5cm" svg:x2="4cm" svg:y2="7cm">
          <text:p/>
        </draw:line>
        <draw:custom-shape draw:style-name="gr20" draw:text-style-name="P14" draw:layer="layout" svg:width="1.25cm" svg:height="0.5cm" svg:x="3.5cm" svg:y="6.5cm">
          <text:p text:style-name="P4"><text:span text:style-name="T3">GRU</text:span>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1.25cm" svg:height="0.5cm" svg:x="6.25cm" svg:y="6.5cm">
          <text:p text:style-name="P4"><text:span text:style-name="T3">GRU</text:span>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1.25cm" svg:height="0.5cm" svg:x="9cm" svg:y="6.5cm">
          <text:p text:style-name="P4"><text:span text:style-name="T3">GRU</text:span></text:p>
          <draw:enhanced-geometry svg:viewBox="0 0 21600 21600" draw:type="rectangle" draw:enhanced-path="M 0 0 L 21600 0 21600 21600 0 21600 0 0 Z N"/>
        </draw:custom-shape>
        <draw:line draw:style-name="gr21" draw:text-style-name="P13" draw:layer="layout" svg:x1="4.75cm" svg:y1="6.75cm" svg:x2="6.25cm" svg:y2="6.75cm">
          <text:p/>
        </draw:line>
        <draw:line draw:style-name="gr22" draw:text-style-name="P13" draw:layer="layout" svg:x1="7.5cm" svg:y1="6.75cm" svg:x2="8cm" svg:y2="6.75cm">
          <text:p/>
        </draw:line>
        <draw:frame draw:style-name="gr11" draw:text-style-name="P11" draw:layer="layout" svg:width="1.035cm" svg:height="0.962cm" svg:x="8cm" svg:y="6.288cm">
          <draw:text-box>
            <text:p>...</text:p>
          </draw:text-box>
        </draw:frame>
        <draw:custom-shape draw:style-name="gr20" draw:text-style-name="P14" draw:layer="layout" svg:width="1.25cm" svg:height="0.5cm" svg:x="3.5cm" svg:y="5.5cm">
          <text:p text:style-name="P4"><text:span text:style-name="T3">GRU</text:span>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1.25cm" svg:height="0.5cm" svg:x="6.25cm" svg:y="5.5cm">
          <text:p text:style-name="P4"><text:span text:style-name="T3">GRU</text:span>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1.25cm" svg:height="0.5cm" svg:x="9cm" svg:y="5.5cm">
          <text:p text:style-name="P4"><text:span text:style-name="T3">GRU</text:span></text:p>
          <draw:enhanced-geometry svg:viewBox="0 0 21600 21600" draw:type="rectangle" draw:enhanced-path="M 0 0 L 21600 0 21600 21600 0 21600 0 0 Z N"/>
        </draw:custom-shape>
        <draw:line draw:style-name="gr21" draw:text-style-name="P13" draw:layer="layout" svg:x1="4.75cm" svg:y1="5.75cm" svg:x2="6.25cm" svg:y2="5.75cm">
          <text:p/>
        </draw:line>
        <draw:line draw:style-name="gr22" draw:text-style-name="P13" draw:layer="layout" svg:x1="7.5cm" svg:y1="5.75cm" svg:x2="8cm" svg:y2="5.75cm">
          <text:p/>
        </draw:line>
        <draw:frame draw:style-name="gr11" draw:text-style-name="P11" draw:layer="layout" svg:width="1.035cm" svg:height="0.962cm" svg:x="8cm" svg:y="5.288cm">
          <draw:text-box>
            <text:p>...</text:p>
          </draw:text-box>
        </draw:frame>
        <draw:line draw:style-name="gr23" draw:text-style-name="P13" draw:layer="layout" svg:x1="4cm" svg:y1="6.5cm" svg:x2="4cm" svg:y2="6cm">
          <text:p/>
        </draw:line>
        <draw:line draw:style-name="gr24" draw:text-style-name="P13" draw:layer="layout" svg:x1="6.75cm" svg:y1="6.5cm" svg:x2="6.75cm" svg:y2="6cm">
          <text:p/>
        </draw:line>
        <draw:line draw:style-name="gr25" draw:text-style-name="P13" draw:layer="layout" svg:x1="9.5cm" svg:y1="6.5cm" svg:x2="9.5cm" svg:y2="6cm">
          <text:p/>
        </draw:line>
        <draw:custom-shape draw:style-name="gr20" draw:text-style-name="P14" draw:layer="layout" svg:width="1.25cm" svg:height="0.5cm" svg:x="15.25cm" svg:y="6.5cm">
          <text:p text:style-name="P4"><text:span text:style-name="T3">GRU</text:span></text:p>
          <draw:enhanced-geometry svg:viewBox="0 0 21600 21600" draw:type="rectangle" draw:enhanced-path="M 0 0 L 21600 0 21600 21600 0 21600 0 0 Z N"/>
        </draw:custom-shape>
        <draw:line draw:style-name="gr22" draw:text-style-name="P13" draw:layer="layout" svg:x1="16.5cm" svg:y1="6.712cm" svg:x2="17cm" svg:y2="6.712cm">
          <text:p/>
        </draw:line>
        <draw:frame draw:style-name="gr11" draw:text-style-name="P11" draw:layer="layout" svg:width="1.035cm" svg:height="0.962cm" svg:x="17cm" svg:y="6.25cm">
          <draw:text-box>
            <text:p>...</text:p>
          </draw:text-box>
        </draw:frame>
        <draw:line draw:style-name="gr26" draw:text-style-name="P13" draw:layer="layout" svg:x1="16cm" svg:y1="9.25cm" svg:x2="16cm" svg:y2="7cm">
          <text:p/>
        </draw:line>
        <draw:custom-shape draw:style-name="gr27" draw:text-style-name="P4" draw:layer="layout" svg:width="8cm" svg:height="0.75cm" svg:x="3.25cm" svg:y="3.75cm">
          <text:p text:style-name="P4"><text:span text:style-name="T2">Dot Product</text:span></text:p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1.996cm" svg:height="0.683cm" svg:x="1.004cm" svg:y="3.817cm">
          <draw:text-box>
            <text:p text:style-name="P2"><text:span text:style-name="T2">attention</text:span></text:p>
          </draw:text-box>
        </draw:frame>
        <draw:line draw:style-name="gr28" draw:text-style-name="P13" draw:layer="layout" svg:x1="3.75cm" svg:y1="5cm" svg:x2="3.75cm" svg:y2="4.5cm">
          <text:p/>
        </draw:line>
        <draw:line draw:style-name="gr29" draw:text-style-name="P13" draw:layer="layout" svg:x1="6.75cm" svg:y1="5cm" svg:x2="6.75cm" svg:y2="4.5cm">
          <text:p/>
        </draw:line>
        <draw:line draw:style-name="gr30" draw:text-style-name="P13" draw:layer="layout" svg:x1="9.75cm" svg:y1="5cm" svg:x2="9.75cm" svg:y2="4.5cm">
          <text:p/>
        </draw:line>
        <draw:frame draw:style-name="gr11" draw:text-style-name="P11" draw:layer="layout" svg:width="1.035cm" svg:height="0.962cm" svg:x="7.5cm" svg:y="4.25cm">
          <draw:text-box>
            <text:p>...</text:p>
          </draw:text-box>
        </draw:frame>
        <draw:frame draw:style-name="gr31" draw:text-style-name="P3" draw:layer="layout" svg:width="2cm" svg:height="0.683cm" svg:x="1cm" svg:y="2.567cm">
          <draw:text-box>
            <text:p text:style-name="P2"><text:span text:style-name="T2">softmax</text:span></text:p>
          </draw:text-box>
        </draw:frame>
        <draw:custom-shape draw:style-name="gr32" draw:text-style-name="P4" draw:layer="layout" svg:width="0.75cm" svg:height="0.5cm" svg:x="3.25cm" svg:y="2.7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0.75cm" svg:height="0.5cm" svg:x="6.25cm" svg:y="2.7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0.75cm" svg:height="0.5cm" svg:x="9.25cm" svg:y="2.75cm">
          <text:p/>
          <draw:enhanced-geometry svg:viewBox="0 0 21600 21600" draw:type="rectangle" draw:enhanced-path="M 0 0 L 21600 0 21600 21600 0 21600 0 0 Z N"/>
        </draw:custom-shape>
        <draw:line draw:style-name="gr33" draw:text-style-name="P13" draw:layer="layout" svg:x1="6.75cm" svg:y1="8.5cm" svg:x2="6.75cm" svg:y2="7cm">
          <text:p/>
        </draw:line>
        <draw:line draw:style-name="gr34" draw:text-style-name="P13" draw:layer="layout" svg:x1="9.5cm" svg:y1="8.5cm" svg:x2="9.5cm" svg:y2="7cm">
          <text:p/>
        </draw:line>
        <draw:line draw:style-name="gr35" draw:text-style-name="P13" draw:layer="layout" svg:x1="3.75cm" svg:y1="3.75cm" svg:x2="3.75cm" svg:y2="3.25cm">
          <text:p/>
        </draw:line>
        <draw:line draw:style-name="gr36" draw:text-style-name="P13" draw:layer="layout" svg:x1="6.75cm" svg:y1="3.75cm" svg:x2="6.75cm" svg:y2="3.25cm">
          <text:p/>
        </draw:line>
        <draw:line draw:style-name="gr37" draw:text-style-name="P13" draw:layer="layout" svg:x1="9.75cm" svg:y1="3.75cm" svg:x2="9.75cm" svg:y2="3.25cm">
          <text:p/>
        </draw:line>
        <draw:line draw:style-name="gr38" draw:text-style-name="P13" draw:layer="layout" svg:x1="3.75cm" svg:y1="2.75cm" svg:x2="2.75cm" svg:y2="1.5cm">
          <text:p/>
        </draw:line>
        <draw:frame draw:style-name="gr11" draw:text-style-name="P3" draw:layer="layout" svg:width="1.586cm" svg:height="0.683cm" svg:x="1.75cm" svg:y="0.817cm">
          <draw:text-box>
            <text:p><text:span text:style-name="T2">OOA?</text:span></text:p>
          </draw:text-box>
        </draw:frame>
        <draw:line draw:style-name="gr39" draw:text-style-name="P13" draw:layer="layout" svg:x1="3.75cm" svg:y1="2.75cm" svg:x2="4.25cm" svg:y2="1.5cm">
          <text:p/>
        </draw:line>
        <draw:frame draw:style-name="gr11" draw:text-style-name="P3" draw:layer="layout" svg:width="1.391cm" svg:height="0.683cm" svg:x="3.75cm" svg:y="0.817cm">
          <draw:text-box>
            <text:p><text:span text:style-name="T2">IOA?</text:span></text:p>
          </draw:text-box>
        </draw:frame>
        <draw:line draw:style-name="gr40" draw:text-style-name="P13" draw:layer="layout" svg:x1="6.75cm" svg:y1="2.75cm" svg:x2="6cm" svg:y2="1.5cm">
          <text:p/>
        </draw:line>
        <draw:frame draw:style-name="gr11" draw:text-style-name="P3" draw:layer="layout" svg:width="1.586cm" svg:height="0.683cm" svg:x="5.25cm" svg:y="0.817cm">
          <draw:text-box>
            <text:p><text:span text:style-name="T2">OOA?</text:span></text:p>
          </draw:text-box>
        </draw:frame>
        <draw:line draw:style-name="gr41" draw:text-style-name="P13" draw:layer="layout" svg:x1="6.75cm" svg:y1="2.75cm" svg:x2="7.5cm" svg:y2="1.5cm">
          <text:p/>
        </draw:line>
        <draw:frame draw:style-name="gr42" draw:text-style-name="P3" draw:layer="layout" svg:width="1.5cm" svg:height="1.115cm" svg:x="7cm" svg:y="0.885cm">
          <draw:text-box>
            <text:p text:style-name="P2"><text:span text:style-name="T2">IOA?</text:span></text:p>
          </draw:text-box>
        </draw:frame>
        <draw:line draw:style-name="gr43" draw:text-style-name="P13" draw:layer="layout" svg:x1="9.75cm" svg:y1="2.75cm" svg:x2="9cm" svg:y2="1.5cm">
          <text:p/>
        </draw:line>
        <draw:frame draw:style-name="gr11" draw:text-style-name="P3" draw:layer="layout" svg:width="1.586cm" svg:height="0.683cm" svg:x="8.25cm" svg:y="0.817cm">
          <draw:text-box>
            <text:p><text:span text:style-name="T2">OOA?</text:span></text:p>
          </draw:text-box>
        </draw:frame>
        <draw:line draw:style-name="gr44" draw:text-style-name="P13" draw:layer="layout" svg:x1="9.75cm" svg:y1="2.75cm" svg:x2="10.75cm" svg:y2="1.5cm">
          <text:p/>
        </draw:line>
        <draw:frame draw:style-name="gr45" draw:text-style-name="P3" draw:layer="layout" svg:width="1.391cm" svg:height="0.683cm" svg:x="10.109cm" svg:y="0.913cm">
          <draw:text-box>
            <text:p><text:span text:style-name="T2">IOA?</text:span></text:p>
          </draw:text-box>
        </draw:frame>
        <draw:custom-shape draw:style-name="gr9" draw:text-style-name="P9" draw:layer="layout" svg:width="0.499cm" svg:height="0.499cm" svg:x="6.501cm" svg:y="9.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9" draw:layer="layout" svg:width="0.499cm" svg:height="0.499cm" svg:x="6.501cm" svg:y="10.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9" draw:layer="layout" svg:width="0.499cm" svg:height="0.499cm" svg:x="6.501cm" svg:y="10.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9" draw:layer="layout" svg:width="0.499cm" svg:height="0.499cm" svg:x="9.251cm" svg:y="9.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9" draw:layer="layout" svg:width="0.499cm" svg:height="0.499cm" svg:x="9.251cm" svg:y="10.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9" draw:layer="layout" svg:width="0.499cm" svg:height="0.499cm" svg:x="9.251cm" svg:y="10.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14" draw:layer="layout" svg:width="1.25cm" svg:height="0.5cm" svg:x="15.25cm" svg:y="5.5cm">
          <text:p text:style-name="P4"><text:span text:style-name="T3">GRU</text:span></text:p>
          <draw:enhanced-geometry svg:viewBox="0 0 21600 21600" draw:type="rectangle" draw:enhanced-path="M 0 0 L 21600 0 21600 21600 0 21600 0 0 Z N"/>
        </draw:custom-shape>
        <draw:line draw:style-name="gr22" draw:text-style-name="P13" draw:layer="layout" svg:x1="16.5cm" svg:y1="5.75cm" svg:x2="17cm" svg:y2="5.75cm">
          <text:p/>
        </draw:line>
        <draw:frame draw:style-name="gr11" draw:text-style-name="P11" draw:layer="layout" svg:width="1.035cm" svg:height="0.962cm" svg:x="17cm" svg:y="5.288cm">
          <draw:text-box>
            <text:p>...</text:p>
          </draw:text-box>
        </draw:frame>
        <draw:line draw:style-name="gr46" draw:text-style-name="P13" draw:layer="layout" svg:x1="16cm" svg:y1="6.5cm" svg:x2="16cm" svg:y2="6cm">
          <text:p/>
        </draw:line>
        <draw:line draw:style-name="gr47" draw:text-style-name="P13" draw:layer="layout" svg:x1="14.5cm" svg:y1="5cm" svg:x2="3.75cm" svg:y2="4.25cm">
          <text:p/>
        </draw:line>
        <draw:line draw:style-name="gr48" draw:text-style-name="P13" draw:layer="layout" svg:x1="14.5cm" svg:y1="5cm" svg:x2="6.75cm" svg:y2="4.25cm">
          <text:p/>
        </draw:line>
        <draw:line draw:style-name="gr49" draw:text-style-name="P13" draw:layer="layout" svg:x1="14.5cm" svg:y1="5cm" svg:x2="9.75cm" svg:y2="4.2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9T15:05:56.148995713</meta:creation-date>
    <dc:date>2023-05-20T15:50:32.183999210</dc:date>
    <meta:editing-duration>P1DT44M35S</meta:editing-duration>
    <meta:editing-cycles>4</meta:editing-cycles>
    <meta:generator>LibreOffice/7.5.1.2$Linux_X86_64 LibreOffice_project/50$Build-2</meta:generator>
    <meta:document-statistic meta:object-count="87"/>
  </office:meta>
</office:document-meta>
</file>